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color="#0000cc"/>
    </style:style>
    <style:style style:name="P4" style:family="paragraph" style:parent-style-name="Standard">
      <style:paragraph-properties fo:text-align="center" style:justify-single-word="false"/>
      <style:text-properties fo:color="#0000cc" fo:font-size="40pt" style:font-size-asian="40pt" style:font-size-complex="40pt"/>
    </style:style>
    <style:style style:name="P5" style:family="paragraph" style:parent-style-name="Standard">
      <style:text-properties fo:color="#0000cc" fo:font-size="20pt" style:font-size-asian="20pt" style:font-size-complex="20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color="#0000cc" fo:font-size="20pt" style:font-size-asian="20pt" style:font-size-complex="20pt"/>
    </style:style>
    <style:style style:name="P8" style:family="paragraph" style:parent-style-name="Standard" style:list-style-name="L2">
      <style:text-properties fo:font-size="14pt" style:font-size-asian="14pt" style:font-size-complex="14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/>
      <text:p text:style-name="P4">CAHIER DES CHARGES REALISATION DE SITE WEB 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m de l’entreprise : <text:span text:style-name="T3">On s'en fou</text:span></text:p>
      <text:p text:style-name="P1">Nom du projet : <text:span text:style-name="T3">Location de vélo</text:span></text:p>
      <text:p text:style-name="P1">Personne à contacter dans l’entreprise : <text:span text:style-name="T3">Marc Eremus</text:span></text:p>
      <text:p text:style-name="Standard"><text:span text:style-name="T2">Adresse : </text:span><text:span text:style-name="T1">Rue Léon Blum, 62800 Liévin</text:span> </text:p>
      <text:p text:style-name="Standard"><text:span text:style-name="T2">Tel : </text:span><text:span text:style-name="T1">08 26 46 14 14</text:span> </text:p>
      <text:p text:style-name="P1">Email : <text:span text:style-name="T3">marc.eremus@afpa.co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list xml:id="list7715218611898254206" text:style-name="L1">
        <text:list-item>
          <text:p text:style-name="P7">PRESENTATION DU PROJET</text:p>
        </text:list-item>
      </text:list>
      <text:p text:style-name="Standard"/>
      <text:p text:style-name="P6">Objectif : Le projet est la création d'un site web pour la location de vélo électrique ou non dans la ville de Lille et pourra être développé dans d'autres villes.</text:p>
      <text:p text:style-name="Standard"/>
      <text:p text:style-name="Standard"/>
      <text:list xml:id="list31323667" text:continue-numbering="true" text:style-name="L1">
        <text:list-item>
          <text:p text:style-name="P7">PRESTATIONS ATTENDUES </text:p>
        </text:list-item>
      </text:list>
      <text:p text:style-name="Standard"/>
      <text:p text:style-name="Standard"/>
      <text:list xml:id="list2683768977543714776" text:style-name="L2">
        <text:list-item>
          <text:p text:style-name="P8">Pouvoir louer un vélo rapidement</text:p>
        </text:list-item>
        <text:list-item>
          <text:p text:style-name="P8">Site adaptable sur tablette et téléphone</text:p>
        </text:list-item>
        <text:list-item>
          <text:p text:style-name="P8">Site composé de 3 pages (accueil, produit, contact)</text:p>
        </text:list-item>
        <text:list-item>
          <text:p text:style-name="P8">Site présent sur facebook</text:p>
        </text:list-item>
        <text:list-item>
          <text:p text:style-name="P8">Mise en avant des produits</text:p>
        </text:list-item>
        <text:list-item>
          <text:p text:style-name="P8">Mettre une carte pour repérer le point de retrait le plus proche</text:p>
        </text:list-item>
        <text:list-item>
          <text:p text:style-name="P8">Grille forfaitaire par Jour/Semaine/Mois</text:p>
        </text:list-item>
        <text:list-item>
          <text:p text:style-name="P8">Envoi d'un mail en cas de dépassement de forfait</text:p>
        </text:list-item>
        <text:list-item>
          <text:p text:style-name="P8">Site moderne et épuré (3 couleurs maxi)</text:p>
        </text:list-item>
        <text:list-item>
          <text:p text:style-name="P8">Hébergement et nom de domaine à fournir</text:p>
        </text:list-item>
        <text:list-item>
          <text:p text:style-name="P8">Sauvegarde journalière du fichier client</text:p>
        </text:list-item>
        <text:list-item>
          <text:p text:style-name="P8">Payement par PayPal ou carte bancaire</text:p>
        </text:list-item>
      </text:list>
      <text:p text:style-name="P6"/>
      <text:p text:style-name="P6"/>
      <text:p text:style-name="Standard"/>
      <text:p text:style-name="Standard"/>
      <text:list xml:id="list31316975" text:continue-list="list31323667" text:style-name="L1">
        <text:list-item>
          <text:p text:style-name="P7">CREATION ET RECUPERATION DE CONTENU</text:p>
        </text:list-item>
      </text:list>
      <text:p text:style-name="Standard"/>
      <text:p text:style-name="Standard"/>
      <text:p text:style-name="P6">Les mentions légales, conditions générales de ventes, images ainsi que les textes sont à fournir par l'entreprise pour minimiser les coûts.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en Detrez</meta:initial-creator>
    <meta:creation-date>2019-12-02T14:01:07.22</meta:creation-date>
    <dc:date>2019-12-03T11:12:40.87</dc:date>
    <dc:creator>Fabien Detrez</dc:creator>
    <meta:editing-duration>PT3H3M30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2" meta:paragraph-count="24" meta:word-count="200" meta:character-count="1127"/>
  </office:meta>
</office:document-meta>
</file>